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0035in" table:align="left"/>
    </style:style>
    <style:style style:name="Table1.A" style:family="table-column">
      <style:table-column-properties style:column-width="2.4722in"/>
    </style:style>
    <style:style style:name="Table1.B" style:family="table-column">
      <style:table-column-properties style:column-width="0.53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ev</text:p>
      <text:p text:style-name="Standard">NODE_ENV=dev npm run start:dev</text:p>
      <text:p text:style-name="Standard"/>
      <text:p text:style-name="Standard"># prod</text:p>
      <text:p text:style-name="Standard">NODE_ENV=prod node dist/main.js</text:p>
      <text:p text:style-name="Standard"/>
      <text:p text:style-name="Standard"/>
      <text:p text:style-name="Text_20_body">ในการรันโปรเจกต์ NestJS มีหลายแบบ ขึ้นอยู่กับว่าอยู่ใน <text:span text:style-name="Strong_20_Emphasis">dev</text:span> mode หรือ <text:span text:style-name="Strong_20_Emphasis">build แล้ว</text:span> — มาดูแต่ละแบบครับ:</text:p>
      <text:p text:style-name="Horizontal_20_Line"/>
      <text:h text:style-name="Heading_20_2" text:outline-level="2">✅ 1. รันแบบ <text:span text:style-name="Strong_20_Emphasis">Dev Mode (มี hot reload)</text:span></text:h>
      <text:p text:style-name="P1"><text:span text:style-name="Source_20_Text">npm run start:dev</text:span></text:p>
      <text:p text:style-name="Quotations">✅ ใช้ <text:span text:style-name="Source_20_Text">ts-node-dev</text:span> → เวลาคุณแก้โค้ด ไฟล์จะ reload อัตโนมัติ<text:line-break/>🔧 ใช้ตอนพัฒนาเท่านั้น</text:p>
      <text:p text:style-name="Horizontal_20_Line"/>
      <text:h text:style-name="Heading_20_2" text:outline-level="2">✅ 2. รันแบบ <text:span text:style-name="Strong_20_Emphasis">ธรรมดา (ไม่มี hot reload)</text:span></text:h>
      <text:p text:style-name="P1"><text:span text:style-name="Source_20_Text">npm run start</text:span></text:p>
      <text:p text:style-name="Quotations">เหมาะกับเช็คเฉย ๆ ว่าโปรเจกต์รันได้</text:p>
      <text:p text:style-name="Horizontal_20_Line"/>
      <text:h text:style-name="Heading_20_2" text:outline-level="2">✅ 3. รันแบบ <text:span text:style-name="Strong_20_Emphasis">Production Mode</text:span></text:h>
      <text:list text:style-name="L1">
        <text:list-item>
          <text:p text:style-name="P2"><text:span text:style-name="Strong_20_Emphasis">Build ก่อน</text:span></text:p>
        </text:list-item>
      </text:list>
      <text:p text:style-name="P1"><text:span text:style-name="Source_20_Text">npm run build</text:span></text:p>
      <text:list text:style-name="L2">
        <text:list-item>
          <text:p text:style-name="P3"><text:span text:style-name="Strong_20_Emphasis">รันไฟล์ที่ build แล้ว</text:span></text:p>
        </text:list-item>
      </text:list>
      <text:p text:style-name="P1"><text:span text:style-name="Source_20_Text">node dist/main.js</text:span></text:p>
      <text:p text:style-name="Text_20_body">📁 โฟลเดอร์ <text:span text:style-name="Source_20_Text">dist/</text:span> จะถูกสร้างหลังจาก build</text:p>
      <text:p text:style-name="Horizontal_20_Line"/>
      <text:h text:style-name="Heading_20_2" text:outline-level="2">✅ 4. รันพร้อม <text:span text:style-name="Source_20_Text">.env.dev</text:span> หรือ <text:span text:style-name="Source_20_Text">.env.prod</text:span></text:h>
      <text:p text:style-name="Text_20_body">ถ้าใช้หลาย environment ตามที่เราวางไว้:</text:p>
      <text:p text:style-name="Preformatted_20_Text"><text:span text:style-name="Source_20_Text"># รัน dev environment</text:span></text:p>
      <text:p text:style-name="Preformatted_20_Text"><text:span text:style-name="Source_20_Text">NODE_ENV=dev npm run start:dev</text:span></text:p>
      <text:p text:style-name="Preformatted_20_Text"/>
      <text:p text:style-name="Preformatted_20_Text"><text:span text:style-name="Source_20_Text"># รัน production</text:span></text:p>
      <text:p text:style-name="Preformatted_20_Text"><text:span text:style-name="Source_20_Text">NODE_ENV=prod npm run build</text:span></text:p>
      <text:p text:style-name="P1"><text:soft-page-break/><text:span text:style-name="Source_20_Text">NODE_ENV=prod node dist/main.js</text:span></text:p>
      <text:p text:style-name="Horizontal_20_Line"/>
      <text:h text:style-name="Heading_20_2" text:outline-level="2">🧪 ทดสอบว่า backend รันได้?</text:h>
      <text:p text:style-name="Text_20_body">เปิดเบราว์เซอร์หรือ Postman แล้วลองเข้า:</text:p>
      <text:p text:style-name="P1"><text:span text:style-name="Source_20_Text">http://localhost:3000/auth/login</text:span></text:p>
      <text:p text:style-name="Text_20_body">ถ้าตอบกลับ <text:span text:style-name="Source_20_Text">"Cannot POST /auth/login"</text:span> → แสดงว่า backend รันได้แล้ว 🎉</text:p>
      <text:p text:style-name="Horizontal_20_Line"/>
      <text:h text:style-name="Heading_20_2" text:outline-level="2">❓เพิ่มเติม:</text:h>
      <text:list text:style-name="L3">
        <text:list-item>
          <text:p text:style-name="P4">อยากให้ผมเพิ่ม <text:span text:style-name="Source_20_Text">npm run start:prod</text:span> หรือ script เพิ่มใน <text:span text:style-name="Source_20_Text">package.json</text:span> ไหม?</text:p>
        </text:list-item>
        <text:list-item>
          <text:p text:style-name="P4">หรืออยาก deploy backend ไป <text:span text:style-name="Source_20_Text">Render</text:span>, <text:span text:style-name="Source_20_Text">Vercel</text:span>, <text:span text:style-name="Source_20_Text">Docker</text:span>, หรือ VPS?</text:p>
        </text:list-item>
      </text:list>
      <text:p text:style-name="Text_20_body">บอกได้เลยครับ เดี๋ยวจัดต่อให้ทันที 💪</text:p>
      <text:p text:style-name="Standard"/>
      <text:p text:style-name="Text_20_body">เยี่ยมครับ! 🎯 คุณต้องการ <text:span text:style-name="Strong_20_Emphasis">รัน NestJS ให้แยก dev/prod environment</text:span> ซึ่งทำได้โดยใช้ <text:span text:style-name="Source_20_Text">.env.dev</text:span>, <text:span text:style-name="Source_20_Text">.env.prod</text:span> พร้อม <text:span text:style-name="Source_20_Text">NODE_ENV</text:span> แปรผัน<text:line-break/>ต่อไปนี้คือขั้นตอนครบชุด <text:span text:style-name="Strong_20_Emphasis">แบบ Step-by-Step</text:span> ที่คุณสามารถทำตามได้ทันที:</text:p>
      <text:p text:style-name="Horizontal_20_Line"/>
      <text:h text:style-name="Heading_20_2" text:outline-level="2">✅ 1. สร้างไฟล์ <text:span text:style-name="Source_20_Text">.env.dev</text:span> และ <text:span text:style-name="Source_20_Text">.env.prod</text:span> ที่ root โปรเจกต์</text:h>
      <text:p text:style-name="P1"><text:span text:style-name="Source_20_Text">cd D:\PROJECT\kornpassorn-care\backend</text:span></text:p>
      <text:p text:style-name="Text_20_body">สร้างไฟล์:</text:p>
      <text:h text:style-name="Heading_20_3" text:outline-level="3">🔹 <text:span text:style-name="Source_20_Text">backend/.env.dev</text:span></text:h>
      <text:p text:style-name="Preformatted_20_Text"><text:span text:style-name="Source_20_Text">PORT=3000</text:span></text:p>
      <text:p text:style-name="Preformatted_20_Text"><text:span text:style-name="Source_20_Text">JWT_SECRET=dev-secret-key-123</text:span></text:p>
      <text:p text:style-name="P1"><text:span text:style-name="Source_20_Text">JWT_EXPIRES_IN=1d</text:span></text:p>
      <text:h text:style-name="Heading_20_3" text:outline-level="3">🔹 <text:span text:style-name="Source_20_Text">backend/.env.prod</text:span></text:h>
      <text:p text:style-name="Preformatted_20_Text"><text:span text:style-name="Source_20_Text">PORT=8080</text:span></text:p>
      <text:p text:style-name="Preformatted_20_Text"><text:span text:style-name="Source_20_Text">JWT_SECRET=prod-very-secret-key-987</text:span></text:p>
      <text:p text:style-name="P1"><text:span text:style-name="Source_20_Text">JWT_EXPIRES_IN=1d</text:span></text:p>
      <text:p text:style-name="Quotations">💡 คุณสามารถใส่ค่าต่างกัน เช่น <text:span text:style-name="Source_20_Text">PORT</text:span>, secret, etc.</text:p>
      <text:p text:style-name="Horizontal_20_Line"/>
      <text:h text:style-name="Heading_20_2" text:outline-level="2"><text:soft-page-break/>✅ 2. แก้ <text:span text:style-name="Source_20_Text">src/app.module.ts</text:span> ให้โหลด env ตาม <text:span text:style-name="Source_20_Text">NODE_ENV</text:span></text:h>
      <text:p text:style-name="Preformatted_20_Text"><text:span text:style-name="Source_20_Text">// src/app.module.ts</text:span></text:p>
      <text:p text:style-name="Preformatted_20_Text"><text:span text:style-name="Source_20_Text">import { Module } from '@nestjs/common';</text:span></text:p>
      <text:p text:style-name="Preformatted_20_Text"><text:span text:style-name="Source_20_Text">import { ConfigModule } from '@nestjs/config';</text:span></text:p>
      <text:p text:style-name="Preformatted_20_Text"><text:span text:style-name="Source_20_Text">import { AuthModule } from './auth/auth.module';</text:span></text:p>
      <text:p text:style-name="Preformatted_20_Text"><text:span text:style-name="Source_20_Text">import { UsersModule } from './users/users.module';</text:span></text:p>
      <text:p text:style-name="Preformatted_20_Text"/>
      <text:p text:style-name="Preformatted_20_Text"><text:span text:style-name="Source_20_Text">@Module({</text:span></text:p>
      <text:p text:style-name="Preformatted_20_Text"><text:span text:style-name="Source_20_Text"><text:s text:c="2"/>imports: [</text:span></text:p>
      <text:p text:style-name="Preformatted_20_Text"><text:span text:style-name="Source_20_Text"><text:s text:c="4"/>ConfigModule.forRoot({</text:span></text:p>
      <text:p text:style-name="Preformatted_20_Text"><text:span text:style-name="Source_20_Text"><text:s text:c="6"/>isGlobal: true,</text:span></text:p>
      <text:p text:style-name="Preformatted_20_Text"><text:span text:style-name="Source_20_Text"><text:s text:c="6"/>envFilePath: `.env.${process.env.NODE_ENV || 'dev'}`, // โหลดตาม NODE_ENV</text:span></text:p>
      <text:p text:style-name="Preformatted_20_Text"><text:span text:style-name="Source_20_Text"><text:s text:c="4"/>}),</text:span></text:p>
      <text:p text:style-name="Preformatted_20_Text"><text:span text:style-name="Source_20_Text"><text:s text:c="4"/>AuthModule,</text:span></text:p>
      <text:p text:style-name="Preformatted_20_Text"><text:span text:style-name="Source_20_Text"><text:s text:c="4"/>UsersModule,</text:span></text:p>
      <text:p text:style-name="Preformatted_20_Text"><text:span text:style-name="Source_20_Text"><text:s text:c="2"/>],</text:span></text:p>
      <text:p text:style-name="Preformatted_20_Text"><text:span text:style-name="Source_20_Text">})</text:span></text:p>
      <text:p text:style-name="P1"><text:span text:style-name="Source_20_Text">export class AppModule {}</text:span></text:p>
      <text:p text:style-name="Horizontal_20_Line"/>
      <text:h text:style-name="Heading_20_2" text:outline-level="2">✅ 3. เพิ่ม Script ใน <text:span text:style-name="Source_20_Text">package.json</text:span></text:h>
      <text:p text:style-name="Text_20_body">ไปที่ <text:span text:style-name="Source_20_Text">backend/package.json</text:span> แล้วเพิ่ม:</text:p>
      <text:p text:style-name="Preformatted_20_Text"><text:span text:style-name="Source_20_Text">"scripts": {</text:span></text:p>
      <text:p text:style-name="Preformatted_20_Text"><text:span text:style-name="Source_20_Text"><text:s text:c="2"/>"start": "nest start",</text:span></text:p>
      <text:p text:style-name="Preformatted_20_Text"><text:span text:style-name="Source_20_Text"><text:s text:c="2"/>"start:dev": "cross-env NODE_ENV=dev nest start --watch",</text:span></text:p>
      <text:p text:style-name="Preformatted_20_Text"><text:span text:style-name="Source_20_Text"><text:s text:c="2"/>"start:prod": "cross-env NODE_ENV=prod node dist/main.js",</text:span></text:p>
      <text:p text:style-name="Preformatted_20_Text"><text:span text:style-name="Source_20_Text"><text:s text:c="2"/>"build": "nest build"</text:span></text:p>
      <text:p text:style-name="P1"><text:span text:style-name="Source_20_Text">}</text:span></text:p>
      <text:p text:style-name="Quotations">✅ <text:span text:style-name="Strong_20_Emphasis"><text:span text:style-name="Source_20_Text">cross-env</text:span></text:span> ช่วยให้ <text:span text:style-name="Source_20_Text">NODE_ENV=...</text:span> ทำงานได้ทั้ง Windows/macOS/Linux</text:p>
      <text:h text:style-name="Heading_20_3" text:outline-level="3">ติดตั้ง <text:span text:style-name="Source_20_Text">cross-env</text:span>:</text:h>
      <text:p text:style-name="P1"><text:span text:style-name="Source_20_Text">npm install cross-env --save-dev</text:span></text:p>
      <text:p text:style-name="Horizontal_20_Line"/>
      <text:h text:style-name="Heading_20_2" text:outline-level="2">✅ 4. ใช้งานจริง</text:h>
      <text:h text:style-name="Heading_20_3" text:outline-level="3">🚀 รัน Development</text:h>
      <text:p text:style-name="P1"><text:span text:style-name="Source_20_Text">npm run start:dev</text:span></text:p>
      <text:p text:style-name="Text_20_body">เปิดดู: <text:a xlink:type="simple" xlink:href="http://localhost:3000/" text:style-name="Internet_20_link" text:visited-style-name="Visited_20_Internet_20_Link">http://localhost:3000</text:a></text:p>
      <text:h text:style-name="Heading_20_3" text:outline-level="3">🚀 รัน Production</text:h>
      <text:p text:style-name="Preformatted_20_Text"><text:span text:style-name="Source_20_Text">npm run build</text:span></text:p>
      <text:p text:style-name="P1"><text:span text:style-name="Source_20_Text">npm run start:prod</text:span></text:p>
      <text:p text:style-name="Text_20_body"><text:soft-page-break/>เปิดดู: <text:a xlink:type="simple" xlink:href="http://localhost:8080/" text:style-name="Internet_20_link" text:visited-style-name="Visited_20_Internet_20_Link">http://localhost:8080</text:a></text:p>
      <text:p text:style-name="Horizontal_20_Line"/>
      <text:h text:style-name="Heading_20_2" text:outline-level="2">🧪 ตรวจสอบว่าใช้ env ถูกไหม</text:h>
      <text:p text:style-name="Text_20_body">ลองใน <text:span text:style-name="Source_20_Text">main.ts</text:span>:</text:p>
      <text:p text:style-name="Preformatted_20_Text"><text:span text:style-name="Source_20_Text">const config = app.get(ConfigService);</text:span></text:p>
      <text:p text:style-name="Preformatted_20_Text"><text:span text:style-name="Source_20_Text">console.log('ENV:', process.env.NODE_ENV);</text:span></text:p>
      <text:p text:style-name="P1"><text:span text:style-name="Source_20_Text">console.log('PORT:', config.get('PORT'));</text:span></text:p>
      <text:p text:style-name="Horizontal_20_Line"/>
      <text:h text:style-name="Heading_20_2" text:outline-level="2">✅ สรุปสิ่งที่ทำ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ทำอะไร</text:p>
            </table:table-cell>
            <table:table-cell table:style-name="Table1.A1" office:value-type="string">
              <text:p text:style-name="Table_20_Heading">สถานะ</text:p>
            </table:table-cell>
          </table:table-row>
        </table:table-header-rows>
        <table:table-row>
          <table:table-cell table:style-name="Table1.A1" office:value-type="string">
            <text:p text:style-name="Table_20_Contents">สร้าง <text:span text:style-name="Source_20_Text">.env.dev</text:span>, <text:span text:style-name="Source_20_Text">.env.prod</text:span>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ปรับ <text:span text:style-name="Source_20_Text">app.module.ts</text:span> ให้แยก env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เพิ่ม script + cross-env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รัน dev/prod ได้ตามต้องการ</text:p>
          </table:table-cell>
          <table:table-cell table:style-name="Table1.A1" office:value-type="string">
            <text:p text:style-name="Table_20_Contents">✅</text:p>
          </table:table-cell>
        </table:table-row>
      </table:table>
      <text:p text:style-name="Horizontal_20_Line"/>
      <text:p text:style-name="Text_20_body">หากต้องการเพิ่ม <text:span text:style-name="Source_20_Text">.env.staging</text:span>, deploy, หรือเชื่อมกับ Angular → บอกได้เลยครับ<text:line-break/>หรือจะให้ผมช่วยสร้าง token จาก backend → Angular ใช้งานก็จัดให้ได้ทันที 🎯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23:42:14.762565200</meta:creation-date>
    <dc:date>2025-06-24T00:09:52.536636900</dc:date>
    <meta:editing-duration>PT15M17S</meta:editing-duration>
    <meta:editing-cycles>3</meta:editing-cycles>
    <meta:generator>LibreOffice/25.2.4.3$Windows_X86_64 LibreOffice_project/33e196637044ead23f5c3226cde09b47731f7e27</meta:generator>
    <meta:document-statistic meta:table-count="1" meta:image-count="0" meta:object-count="0" meta:page-count="4" meta:paragraph-count="98" meta:word-count="939" meta:character-count="2795" meta:non-whitespace-character-count="2500"/>
  </office:meta>
</office:document-meta>
</file>